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obart">
            <text:p>Hobart</text:p>
          </table:table-cell>
          <table:table-cell office:value-type="string" office:value="radiocarbon">
            <text:p>radiocarbon</text:p>
          </table:table-cell>
          <table:table-cell office:value-type="string" office:value="NZA-26964">
            <text:p>NZA-26964</text:p>
          </table:table-cell>
          <table:table-cell office:value-type="float" office:value="-43.307">
            <text:p>-43.307</text:p>
          </table:table-cell>
          <table:table-cell office:value-type="float" office:value="147.317">
            <text:p>147.317</text:p>
          </table:table-cell>
          <table:table-cell office:value-type="float" office:value="5783.0">
            <text:p>5783.0</text:p>
          </table:table-cell>
          <table:table-cell office:value-type="float" office:value="35.0">
            <text:p>35.0</text:p>
          </table:table-cell>
          <table:table-cell office:value-type="string" office:value="Well-preserved, bivalve shell fragments">
            <text:p>Well-preserved, bivalve shell fragments</text:p>
          </table:table-cell>
          <table:table-cell office:value-type="string" office:value="marine">
            <text:p>marine</text:p>
          </table:table-cell>
          <table:table-cell office:value-type="float" office:value="-148.0">
            <text:p>-148.0</text:p>
          </table:table-cell>
          <table:table-cell office:value-type="float" office:value="87.0">
            <text:p>87.0</text:p>
          </table:table-cell>
          <table:table-cell office:value-type="float" office:value="-1.0">
            <text:p>-1.0</text:p>
          </table:table-cell>
          <table:table-cell office:value-type="float" office:value="-1.7">
            <text:p>-1.7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ClarkEtal2011,Morrison2019">
            <text:p>ClarkEtal2011,Morrison2019</text:p>
          </table:table-cell>
        </table:table-row>
        <table:table-row>
          <table:table-cell office:value-type="string" office:value="Hobart">
            <text:p>Hobart</text:p>
          </table:table-cell>
          <table:table-cell office:value-type="string" office:value="radiocarbon">
            <text:p>radiocarbon</text:p>
          </table:table-cell>
          <table:table-cell office:value-type="string" office:value="NZA-27344">
            <text:p>NZA-27344</text:p>
          </table:table-cell>
          <table:table-cell office:value-type="float" office:value="-43.305">
            <text:p>-43.305</text:p>
          </table:table-cell>
          <table:table-cell office:value-type="float" office:value="147.318">
            <text:p>147.318</text:p>
          </table:table-cell>
          <table:table-cell office:value-type="float" office:value="7577.0">
            <text:p>7577.0</text:p>
          </table:table-cell>
          <table:table-cell office:value-type="float" office:value="35.0">
            <text:p>35.0</text:p>
          </table:table-cell>
          <table:table-cell office:value-type="string" office:value="Charcoal">
            <text:p>Charcoal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21">
            <text:p>-2.21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ClarkEtal2011,Morrison2019">
            <text:p>ClarkEtal2011,Morrison2019</text:p>
          </table:table-cell>
        </table:table-row>
        <table:table-row>
          <table:table-cell office:value-type="string" office:value="Hobart">
            <text:p>Hobart</text:p>
          </table:table-cell>
          <table:table-cell office:value-type="string" office:value="radiocarbon">
            <text:p>radiocarbon</text:p>
          </table:table-cell>
          <table:table-cell office:value-type="string" office:value="NZA-27351">
            <text:p>NZA-27351</text:p>
          </table:table-cell>
          <table:table-cell office:value-type="float" office:value="-43.305">
            <text:p>-43.305</text:p>
          </table:table-cell>
          <table:table-cell office:value-type="float" office:value="147.318">
            <text:p>147.318</text:p>
          </table:table-cell>
          <table:table-cell office:value-type="float" office:value="1403.0">
            <text:p>1403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ClarkEtal2011,Morrison2019">
            <text:p>ClarkEtal2011,Morrison2019</text:p>
          </table:table-cell>
        </table:table-row>
        <table:table-row>
          <table:table-cell office:value-type="string" office:value="Hobart">
            <text:p>Hobart</text:p>
          </table:table-cell>
          <table:table-cell office:value-type="string" office:value="radiocarbon">
            <text:p>radiocarbon</text:p>
          </table:table-cell>
          <table:table-cell office:value-type="string" office:value="NZA-27375">
            <text:p>NZA-27375</text:p>
          </table:table-cell>
          <table:table-cell office:value-type="float" office:value="-42.885">
            <text:p>-42.885</text:p>
          </table:table-cell>
          <table:table-cell office:value-type="float" office:value="147.662">
            <text:p>147.662</text:p>
          </table:table-cell>
          <table:table-cell office:value-type="float" office:value="8758.0">
            <text:p>8758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4">
            <text:p>-1.04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ClarkEtal2011,Morrison2019">
            <text:p>ClarkEtal2011,Morrison2019</text:p>
          </table:table-cell>
        </table:table-row>
        <table:table-row>
          <table:table-cell office:value-type="string" office:value="Hobart">
            <text:p>Hobart</text:p>
          </table:table-cell>
          <table:table-cell office:value-type="string" office:value="radiocarbon">
            <text:p>radiocarbon</text:p>
          </table:table-cell>
          <table:table-cell office:value-type="string" office:value="NZA-27389">
            <text:p>NZA-27389</text:p>
          </table:table-cell>
          <table:table-cell office:value-type="float" office:value="-43.01">
            <text:p>-43.01</text:p>
          </table:table-cell>
          <table:table-cell office:value-type="float" office:value="147.41">
            <text:p>147.41</text:p>
          </table:table-cell>
          <table:table-cell office:value-type="float" office:value="3900.0">
            <text:p>390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94">
            <text:p>-0.94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ClarkEtal2011,Morrison2019">
            <text:p>ClarkEtal2011,Morrison2019</text:p>
          </table:table-cell>
        </table:table-row>
        <table:table-row>
          <table:table-cell office:value-type="string" office:value="Hobart">
            <text:p>Hobart</text:p>
          </table:table-cell>
          <table:table-cell office:value-type="string" office:value="radiocarbon">
            <text:p>radiocarbon</text:p>
          </table:table-cell>
          <table:table-cell office:value-type="string" office:value="NZA-27536">
            <text:p>NZA-27536</text:p>
          </table:table-cell>
          <table:table-cell office:value-type="float" office:value="-43.305">
            <text:p>-43.305</text:p>
          </table:table-cell>
          <table:table-cell office:value-type="float" office:value="147.318">
            <text:p>147.318</text:p>
          </table:table-cell>
          <table:table-cell office:value-type="float" office:value="4033.0">
            <text:p>4033.0</text:p>
          </table:table-cell>
          <table:table-cell office:value-type="float" office:value="30.0">
            <text:p>30.0</text:p>
          </table:table-cell>
          <table:table-cell office:value-type="string" office:value="Anapella cycladea , Ostrea angassi">
            <text:p>Anapella cycladea , Ostrea angassi</text:p>
          </table:table-cell>
          <table:table-cell office:value-type="string" office:value="marine">
            <text:p>marine</text:p>
          </table:table-cell>
          <table:table-cell office:value-type="float" office:value="-148.0">
            <text:p>-148.0</text:p>
          </table:table-cell>
          <table:table-cell office:value-type="float" office:value="87.0">
            <text:p>87.0</text:p>
          </table:table-cell>
          <table:table-cell office:value-type="float" office:value="-1.0">
            <text:p>-1.0</text:p>
          </table:table-cell>
          <table:table-cell office:value-type="float" office:value="-1.18">
            <text:p>-1.18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ClarkEtal2011,Morrison2019">
            <text:p>ClarkEtal2011,Morrison2019</text:p>
          </table:table-cell>
        </table:table-row>
        <table:table-row>
          <table:table-cell office:value-type="string" office:value="Hobart">
            <text:p>Hobart</text:p>
          </table:table-cell>
          <table:table-cell office:value-type="string" office:value="radiocarbon">
            <text:p>radiocarbon</text:p>
          </table:table-cell>
          <table:table-cell office:value-type="string" office:value="NZA-27537">
            <text:p>NZA-27537</text:p>
          </table:table-cell>
          <table:table-cell office:value-type="float" office:value="-43.305">
            <text:p>-43.305</text:p>
          </table:table-cell>
          <table:table-cell office:value-type="float" office:value="147.318">
            <text:p>147.318</text:p>
          </table:table-cell>
          <table:table-cell office:value-type="float" office:value="2916.0">
            <text:p>2916.0</text:p>
          </table:table-cell>
          <table:table-cell office:value-type="float" office:value="30.0">
            <text:p>30.0</text:p>
          </table:table-cell>
          <table:table-cell office:value-type="string" office:value="Bembicium nanum , Zeacumantus diemenensis , Salinator spp.">
            <text:p>Bembicium nanum , Zeacumantus diemenensis , Salinator spp.</text:p>
          </table:table-cell>
          <table:table-cell office:value-type="string" office:value="marine">
            <text:p>marine</text:p>
          </table:table-cell>
          <table:table-cell office:value-type="float" office:value="-148.0">
            <text:p>-148.0</text:p>
          </table:table-cell>
          <table:table-cell office:value-type="float" office:value="87.0">
            <text:p>87.0</text:p>
          </table:table-cell>
          <table:table-cell office:value-type="float" office:value="-1.0">
            <text:p>-1.0</text:p>
          </table:table-cell>
          <table:table-cell office:value-type="float" office:value="-0.85">
            <text:p>-0.85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ClarkEtal2011,Morrison2019">
            <text:p>ClarkEtal2011,Morrison2019</text:p>
          </table:table-cell>
        </table:table-row>
        <table:table-row>
          <table:table-cell office:value-type="string" office:value="Hobart">
            <text:p>Hobart</text:p>
          </table:table-cell>
          <table:table-cell office:value-type="string" office:value="radiocarbon">
            <text:p>radiocarbon</text:p>
          </table:table-cell>
          <table:table-cell office:value-type="string" office:value="NZA-27538">
            <text:p>NZA-27538</text:p>
          </table:table-cell>
          <table:table-cell office:value-type="float" office:value="-43.307">
            <text:p>-43.307</text:p>
          </table:table-cell>
          <table:table-cell office:value-type="float" office:value="147.317">
            <text:p>147.317</text:p>
          </table:table-cell>
          <table:table-cell office:value-type="float" office:value="4657.0">
            <text:p>4657.0</text:p>
          </table:table-cell>
          <table:table-cell office:value-type="float" office:value="30.0">
            <text:p>30.0</text:p>
          </table:table-cell>
          <table:table-cell office:value-type="string" office:value="Large fragments of Anapella cycladea">
            <text:p>Large fragments of Anapella cycladea</text:p>
          </table:table-cell>
          <table:table-cell office:value-type="string" office:value="marine">
            <text:p>marine</text:p>
          </table:table-cell>
          <table:table-cell office:value-type="float" office:value="-148.0">
            <text:p>-148.0</text:p>
          </table:table-cell>
          <table:table-cell office:value-type="float" office:value="87.0">
            <text:p>87.0</text:p>
          </table:table-cell>
          <table:table-cell office:value-type="float" office:value="-1.0">
            <text:p>-1.0</text:p>
          </table:table-cell>
          <table:table-cell office:value-type="float" office:value="-1.15">
            <text:p>-1.15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ClarkEtal2011,Morrison2019">
            <text:p>ClarkEtal2011,Morrison2019</text:p>
          </table:table-cell>
        </table:table-row>
        <table:table-row>
          <table:table-cell office:value-type="string" office:value="Hobart">
            <text:p>Hobart</text:p>
          </table:table-cell>
          <table:table-cell office:value-type="string" office:value="radiocarbon">
            <text:p>radiocarbon</text:p>
          </table:table-cell>
          <table:table-cell office:value-type="string" office:value="NZA-27550">
            <text:p>NZA-27550</text:p>
          </table:table-cell>
          <table:table-cell office:value-type="float" office:value="-43.011">
            <text:p>-43.011</text:p>
          </table:table-cell>
          <table:table-cell office:value-type="float" office:value="147.4111">
            <text:p>147.4111</text:p>
          </table:table-cell>
          <table:table-cell office:value-type="float" office:value="6463.0">
            <text:p>6463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95">
            <text:p>-0.95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ClarkEtal2011,Morrison2019">
            <text:p>ClarkEtal2011,Morrison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